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orphans="2" fo:widows="2"/>
      <style:text-properties officeooo:paragraph-rsid="000f2174"/>
    </style:style>
    <style:style style:name="P3" style:family="paragraph" style:parent-style-name="Standard">
      <style:paragraph-properties fo:orphans="2" fo:widows="2"/>
      <style:text-properties officeooo:paragraph-rsid="000fd18e"/>
    </style:style>
    <style:style style:name="P4" style:family="paragraph" style:parent-style-name="Standard">
      <style:paragraph-properties fo:orphans="2" fo:widows="2"/>
      <style:text-properties officeooo:rsid="000f2174" officeooo:paragraph-rsid="000f2174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paragraph-properties fo:orphans="2" fo:widows="2"/>
      <style:text-properties officeooo:rsid="000fd18e" officeooo:paragraph-rsid="000fd18e"/>
    </style:style>
    <style:style style:name="P7" style:family="paragraph" style:parent-style-name="Standard">
      <style:paragraph-properties fo:orphans="2" fo:widows="2"/>
      <style:text-properties fo:color="#000000" officeooo:rsid="000fd18e" officeooo:paragraph-rsid="000fd18e"/>
    </style:style>
    <style:style style:name="P8" style:family="paragraph" style:parent-style-name="Standard">
      <style:paragraph-properties fo:orphans="2" fo:widows="2"/>
      <style:text-properties officeooo:rsid="00109559" officeooo:paragraph-rsid="00109559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 officeooo:rsid="000d77d4" officeooo:paragraph-rsid="000d77d4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Arial1" fo:font-size="14pt" fo:letter-spacing="normal" fo:font-style="normal" fo:font-weight="bold" officeooo:rsid="0010d7e0" officeooo:paragraph-rsid="0010d7e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1" fo:font-size="12pt" fo:letter-spacing="normal" fo:font-style="normal" fo:font-weight="normal" officeooo:rsid="000f2174"/>
    </style:style>
    <style:style style:name="T3" style:family="text">
      <style:text-properties fo:font-variant="normal" fo:text-transform="none" fo:color="#222222" style:font-name="Arial1" fo:font-size="12pt" fo:letter-spacing="normal" fo:font-style="normal" fo:font-weight="normal" officeooo:rsid="000fd18e"/>
    </style:style>
    <style:style style:name="T4" style:family="text">
      <style:text-properties fo:font-variant="normal" fo:text-transform="none" fo:color="#222222" style:font-name="Arial1" fo:font-size="12pt" fo:letter-spacing="normal" fo:font-style="normal" fo:font-weight="normal" officeooo:rsid="0010cb89"/>
    </style:style>
    <style:style style:name="T5" style:family="text">
      <style:text-properties fo:font-variant="normal" fo:text-transform="none" fo:color="#222222" style:font-name="Arial1" fo:font-size="12pt" fo:letter-spacing="normal" fo:font-style="normal" fo:font-weight="normal" officeooo:rsid="0010d7e0"/>
    </style:style>
    <style:style style:name="T6" style:family="text">
      <style:text-properties fo:font-variant="normal" fo:text-transform="none" fo:color="#222222" style:font-name="Arial1" fo:font-size="12pt" fo:letter-spacing="normal" fo:font-style="normal" fo:font-weight="bold" officeooo:rsid="000f2174" style:font-weight-asian="bold" style:font-weight-complex="bold"/>
    </style:style>
    <style:style style:name="T7" style:family="text">
      <style:text-properties fo:font-variant="normal" fo:text-transform="none" fo:color="#222222" style:font-name="Arial1" fo:font-size="12pt" fo:letter-spacing="normal" fo:font-style="normal" fo:font-weight="bold" officeooo:rsid="000fd18e" style:font-weight-asian="bold" style:font-weight-complex="bold"/>
    </style:style>
    <style:style style:name="T8" style:family="text">
      <style:text-properties fo:font-variant="normal" fo:text-transform="none" fo:color="#222222" style:font-name="Arial1" fo:letter-spacing="normal" fo:font-style="normal" fo:font-weight="normal"/>
    </style:style>
    <style:style style:name="T9" style:family="text">
      <style:text-properties fo:font-variant="normal" fo:text-transform="none" fo:color="#222222" style:font-name="Arial1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11" style:family="text">
      <style:text-properties fo:font-variant="normal" fo:text-transform="none" style:font-name="Arial1" fo:font-size="12pt" fo:letter-spacing="normal" fo:font-style="normal" fo:font-weight="normal"/>
    </style:style>
    <style:style style:name="T12" style:family="text">
      <style:text-properties officeooo:rsid="000f2174"/>
    </style:style>
    <style:style style:name="T13" style:family="text">
      <style:text-properties officeooo:rsid="000fd18e"/>
    </style:style>
    <style:style style:name="T14" style:family="text">
      <style:text-properties style:text-position="super 58%"/>
    </style:style>
    <style:style style:name="T15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11">Exercicis MATEMÀTIQUES Corona-vacances 3<text:span text:style-name="T14">r</text:span> ESO</text:p>
      <text:p text:style-name="P9"/>
      <text:p text:style-name="P10">Com exemple d'activita<text:span text:style-name="T13">t</text:span>s relacionad<text:span text:style-name="T13">es</text:span> amb <text:span text:style-name="T13">la </text:span>Geometria podem centrar-nos en l<text:span text:style-name="T12">a col.lecció de problemes </text:span>de l'enllaç següent:</text:p>
      <text:p text:style-name="P12"/>
      <text:p text:style-name="P5"><text:a xlink:type="simple" xlink:href="http://mestreacasa.gva.es/c/document_library/get_file?folderId=500005393556&amp;name=DLFE-277956.pdf" text:style-name="Internet_20_link" text:visited-style-name="Visited_20_Internet_20_Link">http://mestreacasa.gva.es/c/document_library/get_file?folderId=500005393556&amp;name=DLFE-277956.pdf</text:a><text:span text:style-name="T9"> </text:span></text:p>
      <text:p text:style-name="P1"><text:span text:style-name="T10"/></text:p>
      <text:p text:style-name="P1"><text:span text:style-name="T10"/></text:p>
      <text:p text:style-name="P7"><text:span text:style-name="T11">Aquí es treballen </text:span></text:p>
      <text:p text:style-name="P7"><text:span text:style-name="T11">* Els angles</text:span></text:p>
      <text:p text:style-name="P7"><text:span text:style-name="T11">* La semblança i les escales</text:span></text:p>
      <text:p text:style-name="P7"><text:span text:style-name="T11">* El Teorema de Pitàgores</text:span></text:p>
      <text:p text:style-name="P7"><text:span text:style-name="T11">* Els llocs geomètrics</text:span></text:p>
      <text:p text:style-name="P7"><text:span text:style-name="T11">* Les àrees</text:span></text:p>
      <text:p text:style-name="P6"><text:span text:style-name="T10"/></text:p>
      <text:p text:style-name="P1"/>
      <text:p text:style-name="P3"><text:span text:style-name="T2">En aquest document hi ha també les solucions, però recordeu que no es tracta de copiar-les <text:s/>sinó d'intentar fer-lo, i després, </text:span><text:span text:style-name="T6">si no surt, després de molt pensar, mir</text:span><text:span text:style-name="T7">eu</text:span><text:span text:style-name="T6"> les solucions</text:span><text:span text:style-name="T2"> i només així, </text:span><text:span text:style-name="T3">després d'haver-ho pensat </text:span><text:span text:style-name="T4">molt</text:span><text:span text:style-name="T3">,</text:span><text:span text:style-name="T2"> ho entendrem </text:span><text:span text:style-name="T3">bé</text:span><text:span text:style-name="T2">. </text:span></text:p>
      <text:p text:style-name="P3"><text:span text:style-name="T2"/></text:p>
      <text:p text:style-name="P3"><text:span text:style-name="T2">Recordeu que la vostra resposabilitat en un entorn d'autoaprenentage com l'actual, es més gran. </text:span><text:span text:style-name="T4">Preneu-vos cada exercici com un repte i la seva resolució un gran aprenentatge. </text:span></text:p>
      <text:p text:style-name="P2"><text:span text:style-name="T2"/></text:p>
      <text:p text:style-name="P2"><text:span text:style-name="T2">També podeu consultar textos o vídeos com els que hi ha a continuació per tenir clars alguns conceptes, com ara el Teorema de Pitàgores.</text:span></text:p>
      <text:p text:style-name="P1"/>
      <text:p text:style-name="P1"><text:a xlink:type="simple" xlink:href="https://www.youtube.com/playlist?list=PLLfTN7MHLxCrLRPvZRgAukqLX45peSuyd" text:style-name="Internet_20_link" text:visited-style-name="Visited_20_Internet_20_Link"><text:span text:style-name="T10">https://www.youtube.com/playlist?list=PLLfTN7MHLxCrLRPvZRgAukqLX45peSuyd</text:span></text:a></text:p>
      <text:p text:style-name="P1"><text:span text:style-name="T10"/></text:p>
      <text:p text:style-name="P1"/>
      <text:p text:style-name="P4"><text:span text:style-name="T1">Podeu consultat a Internet diferents vídeos buscant-los amb les paraules clau del que vulgueu consultar.</text:span></text:p>
      <text:p text:style-name="P4"><text:span text:style-name="T1"/></text:p>
      <text:p text:style-name="P6"><text:span text:style-name="T1">Aneu fent, hi ha molta matemàtica en aquests exercicis. Cal anar a poc a poc i si no surt un, no us desanimeu. Alguns no són fàcils </text:span><text:span text:style-name="T4">però intenta no passar al següent si no s'ha entès bé l'anterior. </text:span><text:span text:style-name="T5">Treballarem a classe els que us hagin costat més</text:span></text:p>
      <text:p text:style-name="P6"><text:span text:style-name="T1"/></text:p>
      <text:p text:style-name="P8"><text:span text:style-name="T1">Molts ànims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3S</meta:editing-duration>
    <meta:editing-cycles>3</meta:editing-cycles>
    <meta:generator>LibreOffice/5.4.1.2$Windows_X86_64 LibreOffice_project/ea7cb86e6eeb2bf3a5af73a8f7777ac570321527</meta:generator>
    <dc:date>2020-03-18T00:23:59.118000000</dc:date>
    <meta:document-statistic meta:table-count="0" meta:image-count="0" meta:object-count="0" meta:page-count="1" meta:paragraph-count="16" meta:word-count="205" meta:character-count="1372" meta:non-whitespace-character-count="1178"/>
    <meta:user-defined meta:name="Info 1"/>
    <meta:user-defined meta:name="Info 2"/>
    <meta:user-defined meta:name="Info 3"/>
    <meta:user-defined meta:name="Info 4"/>
  </office:meta>
</office:document-meta>
</file>